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Задача</text:p>
          </table:table-cell>
          <table:table-cell table:style-name="ce1" office:value-type="string" calcext:value-type="string">
            <text:p>Статус</text:p>
          </table:table-cell>
        </table:table-row>
        <table:table-row table:style-name="ro2">
          <table:table-cell office:value-type="string" calcext:value-type="string">
            <text:p>Минимизировать форму регистрации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очинить ссылки на создание объектов на старом сайте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одключить авторизацию на главном входе в сайт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Оценить сроки на создание интерфейса создания программ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Обеспечить установку начального положения карты из адресной строки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Убрать пн.ш и сх.д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Термін збору коштів для початку проекту — формат над полем ввода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iew=1 <text:s text:c="2"/>request for singleView data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sy load repa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dd one more item in filter menu#5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dd btn details in beacon desc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Додати вхід в FullView з картки голосування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Рівень авторизації «відсутній» для Гостя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Відображення результатів голосування для Гостя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ерезавантаження FullView після Log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5:50:24.68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2:22:03.736000000</meta:creation-date>
    <dc:date>2016-08-08T16:39:21.652000000</dc:date>
    <meta:editing-duration>PT13H54M11S</meta:editing-duration>
    <meta:editing-cycles>13</meta:editing-cycles>
    <meta:generator>LibreOffice/5.1.4.2$Windows_x86 LibreOffice_project/f99d75f39f1c57ebdd7ffc5f42867c12031db97a</meta:generator>
    <meta:document-statistic meta:table-count="1" meta:cell-count="31" meta:object-count="0"/>
  </office:meta>
</office:document-meta>
</file>